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  <style:text-properties fo:color="#0070C0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80808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70C0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4472C4" style:repeat-content="false"/>
      <style:paragraph-properties fo:text-align="center"/>
      <style:text-properties fo:color="#FFC000"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548235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548235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4.021666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4173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4" table:number-columns-repeated="16363" table:default-cell-style-name="ce1"/>
        <table:table-row table:style-name="ro1">
          <table:table-cell/>
          <table:table-cell table:number-columns-repeated="2" table:style-name="ce1"/>
          <table:table-cell office:value-type="string" table:number-columns-spanned="17" table:number-rows-spanned="1" table:style-name="ce6">
            <text:p>Codificação Back-End - SA1 - Ferramentas de Melhoria Continua</text:p>
          </table:table-cell>
          <table:covered-table-cell table:number-columns-repeated="16"/>
          <table:table-cell table:number-columns-repeated="16364"/>
        </table:table-row>
        <table:table-row table:style-name="ro2">
          <table:table-cell/>
          <table:table-cell table:number-columns-repeated="2" table:style-name="ce1"/>
          <table:table-cell office:value-type="string" table:number-columns-spanned="17" table:number-rows-spanned="1" table:style-name="ce7">
            <text:p>DIAGRAMA DE ISHIKAWA</text:p>
          </table:table-cell>
          <table:covered-table-cell table:number-columns-repeated="16"/>
          <table:table-cell table:number-columns-repeated="16364"/>
        </table:table-row>
        <table:table-row table:style-name="ro3">
          <table:table-cell/>
          <table:table-cell table:number-columns-repeated="2" table:style-name="ce1"/>
          <table:table-cell office:value-type="string" table:number-columns-spanned="13" table:number-rows-spanned="1" table:style-name="ce8">
            <text:p>* Para acrescentar categorias ou causas, basta inserir linhas ou colunas na tabela.</text:p>
          </table:table-cell>
          <table:covered-table-cell table:number-columns-repeated="12"/>
          <table:table-cell table:number-columns-repeated="16368" table:style-name="ce1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number-columns-spanned="4" table:number-rows-spanned="1" table:style-name="ce9">
            <text:p>CATEGORIA:<text:s/><text:span text:style-name="T1">Back-End</text:span></text:p>
          </table:table-cell>
          <table:covered-table-cell table:number-columns-repeated="3"/>
          <table:table-cell table:style-name="ce2"/>
          <table:table-cell office:value-type="string" table:number-columns-spanned="5" table:number-rows-spanned="1" table:style-name="ce9">
            <text:p>CATEGORIA:<text:span text:style-name="T2"><text:s/></text:span><text:span text:style-name="T1">Regra de negócio</text:span></text:p>
          </table:table-cell>
          <table:covered-table-cell/>
          <table:covered-table-cell>
            <draw:custom-shape svg:x="0.01063in" svg:y="0.3126in" svg:width="2.84016in" svg:height="2.66024in" draw:z-index="3" draw:id="id2" draw:style-name="a8" draw:name="Conector reto 6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covered-table-cell table:number-columns-repeated="2"/>
          <table:table-cell table:style-name="ce2"/>
          <table:table-cell office:value-type="string" table:number-columns-spanned="5" table:number-rows-spanned="1" table:style-name="ce9">
            <text:p>CATEGORIA:<text:s/><text:span text:style-name="T1">Front- End</text:span></text:p>
          </table:table-cell>
          <table:covered-table-cell table:number-columns-repeated="4"/>
          <table:table-cell table:number-columns-repeated="16365" table:style-name="ce1"/>
        </table:table-row>
        <table:table-row table:style-name="ro3">
          <table:table-cell/>
          <table:table-cell table:number-columns-repeated="4" table:style-name="ce1"/>
          <table:table-cell table:style-name="ce1">
            <draw:custom-shape svg:x="0.04173in" svg:y="0.0311in" svg:width="2.06063in" svg:height="2.56457in" draw:z-index="2" draw:id="id1" draw:style-name="a5" draw:name="Conector reto 4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9" table:style-name="ce1"/>
          <table:table-cell table:style-name="ce1">
            <draw:custom-shape svg:x="0.51063in" svg:y="0.01024in" svg:width="3.0063in" svg:height="2.56457in" draw:z-index="4" draw:id="id3" draw:style-name="a11" draw:name="Conector reto 8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68" table:style-name="ce1"/>
        </table:table-row>
        <table:table-row table:style-name="ro4">
          <table:table-cell/>
          <table:table-cell office:value-type="string" table:number-columns-spanned="3" table:number-rows-spanned="1" table:style-name="ce10">
            <text:p>Página sobrecarregada</text:p>
          </table:table-cell>
          <table:covered-table-cell/>
          <table:covered-table-cell>
            <draw:custom-shape svg:x="0.50039in" svg:y="0.16654in" svg:width="0.39134in" svg:height="0.31102in" draw:z-index="6" draw:id="id5" draw:style-name="a17" draw:name="Conector reto 19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6563in" svg:y="0.15591in" svg:width="0.98504in" svg:height="0in" draw:z-index="5" draw:id="id4" draw:style-name="a14" draw:name="Conector reto 17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2" table:style-name="ce1"/>
          <table:table-cell office:value-type="string" table:number-columns-spanned="3" table:number-rows-spanned="1" table:style-name="ce10">
            <text:p>Formas de Pagamento</text:p>
          </table:table-cell>
          <table:covered-table-cell/>
          <table:covered-table-cell>
            <draw:custom-shape svg:x="0.64606in" svg:y="0.13504in" svg:width="1.73425in" svg:height="0.01063in" draw:z-index="7" draw:id="id6" draw:style-name="a20" draw:name="Conector reto 20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4" table:style-name="ce1"/>
          <table:table-cell office:value-type="string" table:number-columns-spanned="3" table:number-rows-spanned="1" table:style-name="ce10">
            <text:p>Página não é carregada</text:p>
          </table:table-cell>
          <table:covered-table-cell table:number-columns-repeated="2"/>
          <table:table-cell table:number-columns-repeated="16368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3" table:number-rows-spanned="1" table:style-name="ce11">
            <text:p>Em momentos de ofertas especiais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8" table:style-name="ce1"/>
          <table:table-cell table:style-name="ce3"/>
          <table:table-cell table:number-columns-repeated="3" table:style-name="ce1"/>
          <table:table-cell office:value-type="string" table:number-columns-spanned="3" table:number-rows-spanned="1" table:style-name="ce10">
            <text:p>Erros de codificação</text:p>
          </table:table-cell>
          <table:covered-table-cell/>
          <table:covered-table-cell>
            <draw:custom-shape svg:x="0.6563in" svg:y="0.13504in" svg:width="1.75354in" svg:height="0.01063in" draw:z-index="10" draw:id="id9" draw:style-name="a29" draw:name="Conector reto 25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16368" table:style-name="ce1"/>
        </table:table-row>
        <table:table-row table:style-name="ro4">
          <table:table-cell/>
          <table:table-cell table:style-name="ce1"/>
          <table:table-cell office:value-type="string" table:number-columns-spanned="3" table:number-rows-spanned="1" table:style-name="ce10">
            <text:p>Integração da API apresentando falhas</text:p>
          </table:table-cell>
          <table:covered-table-cell table:number-columns-repeated="2"/>
          <table:table-cell table:style-name="ce1">
            <draw:custom-shape svg:x="0.0315in" svg:y="0.14567in" svg:width="1.12756in" svg:height="0.02087in" draw:z-index="9" draw:id="id8" draw:style-name="a26" draw:name="Conector reto 23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78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9" table:style-name="ce1"/>
          <table:table-cell table:style-name="ce3"/>
          <table:table-cell table:number-columns-repeated="3" table:style-name="ce1"/>
          <table:table-cell office:value-type="string" table:number-columns-spanned="3" table:number-rows-spanned="1" table:style-name="ce10">
            <text:p><text:s/>Framework com falhas</text:p>
          </table:table-cell>
          <table:covered-table-cell table:number-columns-repeated="2"/>
          <table:table-cell table:style-name="ce1">
            <draw:custom-shape svg:x="0.02047in" svg:y="0.10394in" svg:width="0.63543in" svg:height="0in" draw:z-index="11" draw:id="id10" draw:style-name="a32" draw:name="Conector reto 26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66" table:style-name="ce1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Banco de Dados com erros</text:p>
          </table:table-cell>
          <table:covered-table-cell table:number-columns-repeated="3"/>
          <table:table-cell table:style-name="ce1">
            <draw:custom-shape svg:x="0.02047in" svg:y="0.1248in" svg:width="1.05472in" svg:height="0.02087in" draw:z-index="23" draw:id="id22" draw:style-name="a68" draw:name="Conector reto 60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77" table:style-name="ce1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style-name="ce1">
            <draw:custom-shape svg:x="0.0622in" svg:y="0.16654in" svg:width="15.90079in" svg:height="0.01024in" draw:z-index="1" draw:id="id0" draw:style-name="a2" draw:name="Conector reto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0.05236in" svg:y="0.17677in" svg:width="2.07087in" svg:height="2.6752in" draw:z-index="12" draw:id="id11" draw:style-name="a35" draw:name="Conector reto 35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4" table:style-name="ce1"/>
          <table:table-cell table:style-name="ce1">
            <draw:custom-shape svg:x="0.64606in" svg:y="0.20827in" svg:width="2.19409in" svg:height="2.6437in" draw:z-index="13" draw:id="id12" draw:style-name="a38" draw:name="Conector reto 37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4" table:style-name="ce1"/>
          <table:table-cell table:style-name="ce1">
            <draw:custom-shape svg:x="0.5315in" svg:y="0.1874in" svg:width="2.99606in" svg:height="2.65197in" draw:z-index="14" draw:id="id13" draw:style-name="a41" draw:name="Conector reto 40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4" table:style-name="ce1"/>
          <table:table-cell office:value-type="string" table:number-columns-spanned="6" table:number-rows-spanned="1" table:style-name="ce12">
            <text:p>Problema: Usuário não consegue finalizar compra</text:p>
          </table:table-cell>
          <table:covered-table-cell table:number-columns-repeated="5"/>
          <table:table-cell table:number-columns-repeated="16358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number-columns-spanned="3" table:number-rows-spanned="1" table:style-name="ce10">
            <text:p>Problemas no servidor</text:p>
          </table:table-cell>
          <table:covered-table-cell table:number-columns-repeated="2"/>
          <table:table-cell table:style-name="ce1">
            <draw:custom-shape svg:x="0.01024in" svg:y="0.16654in" svg:width="1.01299in" svg:height="0in" draw:z-index="8" draw:id="id7" draw:style-name="a23" draw:name="Conector reto 2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1"/>
          <table:table-cell office:value-type="string" table:number-columns-spanned="3" table:number-rows-spanned="1" table:style-name="ce10">
            <text:p><text:s text:c="2"/>Conexão indisponivel</text:p>
          </table:table-cell>
          <table:covered-table-cell table:number-columns-repeated="2"/>
          <table:table-cell table:style-name="ce1">
            <draw:custom-shape svg:x="0.02047in" svg:y="0.16654in" svg:width="0.93031in" svg:height="0in" draw:z-index="17" draw:id="id16" draw:style-name="a50" draw:name="Conector reto 48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1"/>
          <table:table-cell office:value-type="string" table:number-columns-spanned="3" table:number-rows-spanned="1" table:style-name="ce10">
            <text:p>Erro ao efetuar Login</text:p>
          </table:table-cell>
          <table:covered-table-cell/>
          <table:covered-table-cell>
            <draw:custom-shape svg:x="0.58307in" svg:y="0.16654in" svg:width="1.33504in" svg:height="0in" draw:z-index="20" draw:id="id19" draw:style-name="a59" draw:name="Conector reto 54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16367" table:style-name="ce1"/>
        </table:table-row>
        <table:table-row table:number-rows-repeated="3"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style-name="ce1"/>
          <table:table-cell office:value-type="string" table:number-columns-spanned="3" table:number-rows-spanned="1" table:style-name="ce10">
            <text:p>Transação negada</text:p>
          </table:table-cell>
          <table:covered-table-cell table:number-columns-repeated="2"/>
          <table:table-cell table:style-name="ce1">
            <draw:custom-shape svg:x="0.01063in" svg:y="0.10394in" svg:width="1.08583in" svg:height="0.02087in" draw:z-index="15" draw:id="id14" draw:style-name="a44" draw:name="Conector reto 42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1"/>
          <table:table-cell office:value-type="string" table:number-columns-spanned="3" table:number-rows-spanned="1" table:style-name="ce10">
            <text:p>Cartão bloqueado</text:p>
          </table:table-cell>
          <table:covered-table-cell table:number-columns-repeated="2"/>
          <table:table-cell table:style-name="ce1">
            <draw:custom-shape svg:x="0.02047in" svg:y="0.1248in" svg:width="1.08622in" svg:height="0in" draw:z-index="18" draw:id="id17" draw:style-name="a53" draw:name="Conector reto 49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1"/>
          <table:table-cell office:value-type="string" table:number-columns-spanned="3" table:number-rows-spanned="1" table:style-name="ce10">
            <text:p>Erro na inserção da senha</text:p>
          </table:table-cell>
          <table:covered-table-cell table:number-columns-repeated="2"/>
          <table:table-cell table:style-name="ce1">
            <draw:custom-shape svg:x="0.02047in" svg:y="0.14567in" svg:width="1.28031in" svg:height="0.02087in" draw:z-index="21" draw:id="id20" draw:style-name="a62" draw:name="Conector reto 55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67" table:style-name="ce1"/>
        </table:table-row>
        <table:table-row table:number-rows-repeated="3"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3" table:number-rows-spanned="1" table:style-name="ce10">
            <text:p>API apresentando falhas</text:p>
          </table:table-cell>
          <table:covered-table-cell/>
          <table:covered-table-cell>
            <draw:custom-shape svg:x="0.61496in" svg:y="0.05197in" svg:width="1.21378in" svg:height="0.01024in" draw:z-index="16" draw:id="id15" draw:style-name="a47" draw:name="Conector reto 45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5" table:style-name="ce1"/>
          <table:table-cell office:value-type="string" table:style-name="ce4">
            <text:p>TimeOut</text:p>
          </table:table-cell>
          <table:table-cell table:style-name="ce1">
            <draw:custom-shape svg:x="0.02087in" svg:y="0.13504in" svg:width="1.03386in" svg:height="0.01063in" draw:z-index="19" draw:id="id18" draw:style-name="a56" draw:name="Conector reto 50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1"/>
          <table:table-cell office:value-type="string" table:number-columns-spanned="3" table:number-rows-spanned="1" table:style-name="ce10">
            <text:p>Saldo indisponível / Crédito</text:p>
          </table:table-cell>
          <table:covered-table-cell table:number-columns-repeated="2"/>
          <table:table-cell table:style-name="ce1">
            <draw:custom-shape svg:x="0.01063in" svg:y="0.15591in" svg:width="1.40039in" svg:height="0.02087in" draw:z-index="22" draw:id="id21" draw:style-name="a65" draw:name="Conector reto 56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68" table:style-name="ce1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style-name="ce1"/>
          <table:table-cell office:value-type="string" table:style-name="ce5">
            <text:p>CATEGORIA:<text:span text:style-name="T1"><text:s/>Financeira</text:span></text:p>
          </table:table-cell>
          <table:table-cell table:number-columns-repeated="3" table:style-name="ce5"/>
          <table:table-cell table:number-columns-repeated="2" table:style-name="ce1"/>
          <table:table-cell office:value-type="string" table:style-name="ce5">
            <text:p>CATEGORIA:<text:s/><text:span text:style-name="T1">Falha de Conexão</text:span></text:p>
          </table:table-cell>
          <table:table-cell table:number-columns-repeated="3" table:style-name="ce5"/>
          <table:table-cell table:style-name="ce1"/>
          <table:table-cell office:value-type="string" table:number-columns-spanned="4" table:number-rows-spanned="1" table:style-name="ce9">
            <text:p>CATEGORIA:<text:s/><text:span text:style-name="T1">Erros do Usuário</text:span></text:p>
          </table:table-cell>
          <table:covered-table-cell table:number-columns-repeated="3"/>
          <table:table-cell table:number-columns-repeated="16367" table:style-name="ce1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Suporte</meta:initial-creator>
    <dc:creator>USER</dc:creator>
    <meta:creation-date>2021-06-16T00:07:28Z</meta:creation-date>
    <dc:date>2022-07-22T00:50:00Z</dc:date>
    <meta:print-date>2022-07-22T00:49:10Z</meta:print-date>
    <meta:editing-cycles>4</meta:editing-cycles>
    <meta:editing-duration>PT4100S</meta:editing-duration>
    <meta:user-defined meta:name="AppVersion">16.0300</meta:user-defined>
  </office:meta>
</office:document-meta>
</file>